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sup>
              <mi>a</mi>
              <mi>x</mi>
            </msup>
            <msup>
              <mi>a</mi>
              <mi>y</mi>
            </msup>
            <mrow>
              <mi/>
              <mo stretchy="false">=</mo>
              <mi/>
            </mrow>
            <msup>
              <mi>a</mi>
              <mrow>
                <mi>x</mi>
                <mrow>
                  <mi/>
                  <mo stretchy="false">+</mo>
                  <mi/>
                </mrow>
                <mi>y</mi>
              </mrow>
            </msup>
          </mrow>
        </mtd>
      </mtr>
      <mtr>
        <mtd>
          <mrow>
            <mfrac>
              <msup>
                <mi>a</mi>
                <mi>x</mi>
              </msup>
              <msup>
                <mi>a</mi>
                <mi>y</mi>
              </msup>
            </mfrac>
            <mrow>
              <mi/>
              <mo stretchy="false">=</mo>
              <mi/>
            </mrow>
            <msup>
              <mi>a</mi>
              <mrow>
                <mi>x</mi>
                <mo stretchy="false">−</mo>
                <mi>y</mi>
              </mrow>
            </msup>
          </mrow>
        </mtd>
      </mtr>
      <mtr>
        <mtd>
          <mrow>
            <msup>
              <mrow>
                <mo stretchy="false">(</mo>
                <msup>
                  <mi>a</mi>
                  <mi>x</mi>
                </msup>
                <mo stretchy="false">)</mo>
              </mrow>
              <mi>y</mi>
            </msup>
            <mrow>
              <mi/>
              <mo stretchy="false">=</mo>
              <mi/>
            </mrow>
            <msup>
              <mi>a</mi>
              <mi mathvariant="italic">xy</mi>
            </msup>
          </mrow>
        </mtd>
      </mtr>
    </mtable>
    <annotation encoding="StarMath 5.0">a^{x}a^{y} ~=~ a^{x `+` y}
newline
{a^x} over {a^y} ~=~ a^{x-y}
newline 
(a^x)^y ~=~ a^xy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3:49:12</meta:creation-date>
    <meta:generator>LibreOffice/3.3$Linux LibreOffice_project/330m19$Build-202</meta:generator>
  </office:meta>
</office:document-meta>
</file>